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1f3864" loext:opacity="100%" style:font-name="Calibri-Bold" fo:font-size="26pt" fo:font-weight="bold" style:font-size-asian="26pt" style:font-weight-asian="bold"/>
    </style:style>
    <style:style style:name="P3" style:family="paragraph" style:parent-style-name="Standard">
      <style:paragraph-properties fo:text-align="end" style:justify-single-word="false"/>
      <style:text-properties fo:color="#0563c2" loext:opacity="100%" style:font-name="Calibri" fo:font-size="11pt" style:font-size-asian="11pt"/>
    </style:style>
    <style:style style:name="P4" style:family="paragraph" style:parent-style-name="Standard">
      <style:paragraph-properties fo:text-align="end" style:justify-single-word="false"/>
      <style:text-properties fo:color="#000000" loext:opacity="100%" style:font-name="Calibri" fo:font-size="11pt" style:font-size-asian="11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Calibri" fo:font-size="12pt" style:font-size-asian="12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ArialMT" fo:font-size="11pt" style:font-size-asian="11pt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ArialMT" fo:font-size="10.5pt" style:font-size-asian="10.5pt"/>
    </style:style>
    <style:style style:name="P8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fo:color="#000000" loext:opacity="100%" style:font-name="ArialMT" fo:font-size="10.5pt" style:font-size-asian="10.5pt"/>
    </style:style>
    <style:style style:name="P9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fo:color="#000000" loext:opacity="100%" style:font-name="ArialMT" fo:font-size="10.5pt" officeooo:rsid="001684fc" officeooo:paragraph-rsid="001684fc" style:font-size-asian="10.5pt"/>
    </style:style>
    <style:style style:name="P10" style:family="paragraph" style:parent-style-name="Standard">
      <style:paragraph-properties fo:text-align="start" style:justify-single-word="false"/>
      <style:text-properties fo:color="#212121" loext:opacity="100%" style:font-name="ArialMT" fo:font-size="10.5pt" style:font-size-asian="10.5pt"/>
    </style:style>
    <style:style style:name="P11" style:family="paragraph" style:parent-style-name="Preformatted_20_Text">
      <loext:graphic-properties draw:fill="solid" draw:fill-color="#ffffff" draw:opacity="100%"/>
      <style:paragraph-properties fo:margin-top="0in" fo:margin-bottom="0in" style:contextual-spacing="false" fo:text-align="start" style:justify-single-word="false" fo:orphans="2" fo:widows="2" fo:background-color="#ffffff" fo:padding="0in" fo:border="none"/>
      <style:text-properties fo:font-variant="normal" fo:text-transform="none" fo:color="#000000" loext:opacity="100%" style:font-name="monospace" fo:font-size="10.5pt" fo:letter-spacing="normal" fo:font-style="normal" fo:font-weight="normal"/>
    </style:style>
    <style:style style:name="P12" style:family="paragraph" style:parent-style-name="Preformatted_20_Text">
      <loext:graphic-properties draw:fill="solid" draw:fill-color="#ffffff" draw:opacity="100%"/>
      <style:paragraph-properties fo:margin-top="0in" fo:margin-bottom="0in" style:contextual-spacing="false" fo:text-align="start" style:justify-single-word="false" fo:orphans="2" fo:widows="2" fo:background-color="#ffffff" fo:padding="0in" fo:border="none"/>
      <style:text-properties fo:font-variant="normal" fo:text-transform="none" fo:color="#000000" loext:opacity="100%" fo:letter-spacing="normal"/>
    </style:style>
    <style:style style:name="P13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fo:color="#000000" loext:opacity="100%" style:font-name="ArialMT" fo:font-size="10.5pt" officeooo:rsid="001684fc" officeooo:paragraph-rsid="001a6edc" style:font-size-asian="10.5pt"/>
    </style:style>
    <style:style style:name="P14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fo:color="#000000" loext:opacity="100%" style:font-name="ArialMT" fo:font-size="10.5pt" officeooo:rsid="001684fc" officeooo:paragraph-rsid="001b93da" style:font-size-asian="10.5pt"/>
    </style:style>
    <style:style style:name="P15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fo:color="#000000" loext:opacity="100%" style:font-name="ArialMT" fo:font-size="10.5pt" style:font-size-asian="10.5pt"/>
    </style:style>
    <style:style style:name="P16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fo:color="#000000" loext:opacity="100%" style:font-name="ArialMT" fo:font-size="10.5pt" officeooo:rsid="001d20d8" officeooo:paragraph-rsid="001d20d8" style:font-size-asian="10.5pt"/>
    </style:style>
    <style:style style:name="P17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fo:color="#000000" loext:opacity="100%" style:font-name="ArialMT" fo:font-size="10.5pt" officeooo:rsid="001db8e4" officeooo:paragraph-rsid="001db8e4" style:font-size-asian="10.5pt"/>
    </style:style>
    <style:style style:name="P18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fo:color="#000000" loext:opacity="100%" style:font-name="ArialMT" fo:font-size="10.5pt" officeooo:rsid="001e7880" officeooo:paragraph-rsid="001e7880" style:font-size-asian="10.5pt"/>
    </style:style>
    <style:style style:name="P19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fo:color="#000000" loext:opacity="100%" style:font-name="ArialMT" fo:font-size="10.5pt" officeooo:rsid="001f04c9" officeooo:paragraph-rsid="001f04c9" style:font-size-asian="10.5pt"/>
    </style:style>
    <style:style style:name="P20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fo:color="#000000" loext:opacity="100%" style:font-name="ArialMT" fo:font-size="11pt" style:font-size-asian="11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Calibri" fo:font-size="12pt" style:font-size-asian="12pt"/>
    </style:style>
    <style:style style:name="P22" style:family="paragraph" style:parent-style-name="Standard">
      <style:text-properties fo:color="#000000" loext:opacity="100%" style:font-name="Calibri" fo:font-size="12pt" style:font-size-asian="12pt"/>
    </style:style>
    <style:style style:name="P23" style:family="paragraph" style:parent-style-name="Standard">
      <style:text-properties fo:color="#000000" loext:opacity="100%" style:font-name="Calibri" fo:font-size="12pt" officeooo:rsid="00273204" officeooo:paragraph-rsid="00273204" style:font-size-asian="12pt"/>
    </style:style>
    <style:style style:name="P24" style:family="paragraph" style:parent-style-name="Standard">
      <style:paragraph-properties fo:margin-left="1.5752in" fo:margin-right="0in" fo:text-indent="0in" style:auto-text-indent="false"/>
      <style:text-properties fo:color="#000000" loext:opacity="100%" style:font-name="Calibri" fo:font-size="12pt" officeooo:rsid="00273204" officeooo:paragraph-rsid="00273204" style:font-size-asian="12pt"/>
    </style:style>
    <style:style style:name="P25" style:family="paragraph" style:parent-style-name="Standard">
      <style:paragraph-properties fo:margin-left="0.7874in" fo:margin-right="0in" fo:text-align="start" style:justify-single-word="false" fo:text-indent="0in" style:auto-text-indent="false"/>
    </style:style>
    <style:style style:name="P26" style:family="paragraph" style:parent-style-name="Standard">
      <style:paragraph-properties fo:text-align="start" style:justify-single-word="false"/>
      <style:text-properties fo:color="#212121" loext:opacity="100%" style:font-name="ArialMT" fo:font-size="10.5pt" style:font-size-asian="10.5pt"/>
    </style:style>
    <style:style style:name="P27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fo:color="#212121" loext:opacity="100%" style:font-name="ArialMT" fo:font-size="10.5pt" style:font-size-asian="10.5pt"/>
    </style:style>
    <style:style style:name="P28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fo:color="#212121" loext:opacity="100%" style:font-name="ArialMT" fo:font-size="10.5pt" officeooo:rsid="001b93da" officeooo:paragraph-rsid="001b93da" style:font-size-asian="10.5pt"/>
    </style:style>
    <style:style style:name="P29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fo:color="#212121" loext:opacity="100%" style:font-name="ArialMT" fo:font-size="10.5pt" officeooo:rsid="001c3c37" officeooo:paragraph-rsid="001c3c37" style:font-size-asian="10.5pt"/>
    </style:style>
    <style:style style:name="P30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fo:color="#212121" loext:opacity="100%" style:font-name="ArialMT" fo:font-size="10.5pt" officeooo:rsid="001e7880" officeooo:paragraph-rsid="001e7880" style:font-size-asian="10.5pt"/>
    </style:style>
    <style:style style:name="P31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fo:color="#212121" loext:opacity="100%" style:font-name="ArialMT" fo:font-size="10.5pt" officeooo:rsid="001f87fb" officeooo:paragraph-rsid="001f87fb" style:font-size-asian="10.5pt"/>
    </style:style>
    <style:style style:name="P32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fo:color="#212121" loext:opacity="100%" style:font-name="ArialMT" fo:font-size="10.5pt" officeooo:rsid="002099a9" officeooo:paragraph-rsid="002099a9" style:font-size-asian="10.5pt"/>
    </style:style>
    <style:style style:name="P33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fo:color="#212121" loext:opacity="100%" style:font-name="ArialMT" fo:font-size="10.5pt" officeooo:rsid="002113c0" officeooo:paragraph-rsid="002113c0" style:font-size-asian="10.5pt"/>
    </style:style>
    <style:style style:name="P34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fo:color="#212121" loext:opacity="100%" style:font-name="ArialMT" fo:font-size="10.5pt" officeooo:rsid="0022aafc" officeooo:paragraph-rsid="0022aafc" style:font-size-asian="10.5pt"/>
    </style:style>
    <style:style style:name="P35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fo:color="#212121" loext:opacity="100%" style:font-name="ArialMT" fo:font-size="10.5pt" officeooo:rsid="0024ca18" officeooo:paragraph-rsid="0024ca18" style:font-size-asian="10.5pt"/>
    </style:style>
    <style:style style:name="P36" style:family="paragraph" style:parent-style-name="Standard">
      <style:paragraph-properties fo:text-align="start" style:justify-single-word="false"/>
      <style:text-properties fo:color="#212121" loext:opacity="100%" style:font-name="ArialMT" fo:font-size="10.5pt" officeooo:rsid="0025c886" officeooo:paragraph-rsid="0025c886" style:font-size-asian="10.5pt"/>
    </style:style>
    <style:style style:name="P37" style:family="paragraph" style:parent-style-name="Standard">
      <style:paragraph-properties fo:margin-left="1.5752in" fo:margin-right="0in" fo:text-align="start" style:justify-single-word="false" fo:text-indent="0in" style:auto-text-indent="false"/>
      <style:text-properties fo:color="#212121" loext:opacity="100%" style:font-name="ArialMT" fo:font-size="10.5pt" officeooo:rsid="0025c886" officeooo:paragraph-rsid="0025c886" style:font-size-asian="10.5pt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212121" loext:opacity="100%" style:font-name="ArialMT" fo:font-size="10.5pt" officeooo:rsid="0025c886" officeooo:paragraph-rsid="0025c886" style:font-size-asian="10.5pt"/>
    </style:style>
    <style:style style:name="P39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fo:color="#212121" loext:opacity="100%" style:font-name="ArialMT" fo:font-size="10.5pt" officeooo:paragraph-rsid="002099a9"/>
    </style:style>
    <style:style style:name="P40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fo:color="#212121" loext:opacity="100%" style:font-name="ArialMT" fo:font-size="10.5pt" officeooo:paragraph-rsid="0024ca18"/>
    </style:style>
    <style:style style:name="P41" style:family="paragraph" style:parent-style-name="Standard">
      <style:paragraph-properties fo:text-align="start" style:justify-single-word="false"/>
      <style:text-properties fo:color="#212121" loext:opacity="100%" style:font-name="ArialMT" fo:font-size="10.5pt"/>
    </style:style>
    <style:style style:name="P42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officeooo:rsid="001d20d8" officeooo:paragraph-rsid="001d20d8"/>
    </style:style>
    <style:style style:name="P43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officeooo:rsid="001e7880" officeooo:paragraph-rsid="001e7880"/>
    </style:style>
    <style:style style:name="P44" style:family="paragraph" style:parent-style-name="Standard">
      <style:paragraph-properties fo:margin-left="0.7874in" fo:margin-right="0in" fo:text-align="start" style:justify-single-word="false" fo:text-indent="0in" style:auto-text-indent="false"/>
      <style:text-properties fo:color="#c9211e" loext:opacity="100%" style:font-name="ArialMT" fo:font-size="10.5pt" officeooo:rsid="002099a9" officeooo:paragraph-rsid="002099a9" style:font-size-asian="10.5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ArialMT" fo:font-size="11pt" style:font-size-asian="11pt"/>
    </style:style>
    <style:style style:name="T3" style:family="text">
      <style:text-properties fo:color="#000000" loext:opacity="100%" style:font-name="ArialMT" fo:font-size="10.5pt" style:font-size-asian="10.5pt"/>
    </style:style>
    <style:style style:name="T4" style:family="text">
      <style:text-properties fo:color="#09895a" loext:opacity="100%" style:font-name="ArialMT" fo:font-size="10.5pt" style:font-size-asian="10.5pt"/>
    </style:style>
    <style:style style:name="T5" style:family="text">
      <style:text-properties fo:color="#212121" loext:opacity="100%" style:font-name="ArialMT" fo:font-size="10.5pt" style:font-size-asian="10.5pt"/>
    </style:style>
    <style:style style:name="T6" style:family="text">
      <style:text-properties fo:color="#212121" loext:opacity="100%" style:font-name="ArialMT" fo:font-size="11pt" style:font-size-asian="11pt"/>
    </style:style>
    <style:style style:name="T7" style:family="text">
      <style:text-properties fo:font-size="11pt" style:font-size-asian="11pt"/>
    </style:style>
    <style:style style:name="T8" style:family="text">
      <style:text-properties fo:font-variant="normal" fo:text-transform="none" fo:color="#000000" loext:opacity="100%" style:font-name="monospace" fo:letter-spacing="normal" fo:font-style="normal" fo:font-weight="normal"/>
    </style:style>
    <style:style style:name="T9" style:family="text">
      <style:text-properties fo:font-variant="normal" fo:text-transform="none" fo:color="#000000" loext:opacity="100%" style:font-name="monospace" fo:letter-spacing="normal" fo:font-style="normal" fo:font-weight="normal" officeooo:rsid="0024ca18" style:font-size-asian="10.5pt"/>
    </style:style>
    <style:style style:name="T10" style:family="text">
      <style:text-properties fo:font-variant="normal" fo:text-transform="none" fo:color="#c9211e" loext:opacity="100%" style:font-name="monospace" fo:letter-spacing="normal" fo:font-style="normal" fo:font-weight="normal"/>
    </style:style>
    <style:style style:name="T11" style:family="text">
      <style:text-properties fo:font-variant="normal" fo:text-transform="none" fo:color="#c9211e" loext:opacity="100%" style:font-name="monospace" fo:letter-spacing="normal" fo:font-style="normal" fo:font-weight="normal" officeooo:rsid="002099a9"/>
    </style:style>
    <style:style style:name="T12" style:family="text">
      <style:text-properties fo:font-variant="normal" fo:text-transform="none" fo:color="#b22b31" loext:opacity="100%" style:font-name="monospace" fo:letter-spacing="normal" fo:font-style="normal" fo:font-weight="bold"/>
    </style:style>
    <style:style style:name="T13" style:family="text">
      <style:text-properties fo:font-variant="normal" fo:text-transform="none" fo:color="#b22b31" loext:opacity="100%" style:font-name="monospace" fo:letter-spacing="normal" fo:font-style="normal" fo:font-weight="bold" officeooo:rsid="0024ca18" style:font-size-asian="10.5pt"/>
    </style:style>
    <style:style style:name="T14" style:family="text">
      <style:text-properties style:font-size-asian="10.5pt"/>
    </style:style>
    <style:style style:name="T15" style:family="text">
      <style:text-properties officeooo:rsid="002099a9" style:font-size-asian="10.5pt"/>
    </style:style>
    <style:style style:name="T16" style:family="text">
      <style:text-properties officeooo:rsid="0024ca18" style:font-size-asian="10.5pt"/>
    </style:style>
    <style:style style:name="T17" style:family="text">
      <style:text-properties fo:color="#c9211e" loext:opacity="100%"/>
    </style:style>
    <style:style style:name="T18" style:family="text">
      <style:text-properties fo:color="#c9211e" loext:opacity="100%" officeooo:rsid="002099a9" style:font-size-asian="10.5pt"/>
    </style:style>
    <style:style style:name="T19" style:family="text">
      <style:text-properties officeooo:rsid="0025c886"/>
    </style:style>
    <style:style style:name="T20" style:family="text">
      <style:text-properties style:font-name="monospace" fo:font-size="10.5pt" fo:font-style="normal" fo:font-weight="normal"/>
    </style:style>
    <style:style style:name="T21" style:family="text">
      <style:text-properties officeooo:rsid="002732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umpy Assignment</text:p>
      <text:p text:style-name="P3">support@intellipaat.com</text:p>
      <text:p text:style-name="P4">+91-7022374614</text:p>
      <text:p text:style-name="P4">US: 1-800-216-8930 (Toll-Free)</text:p>
      <text:p text:style-name="P4"/>
      <text:p text:style-name="P4"/>
      <text:p text:style-name="P6">Q1. For a given numpy array, how will you change the dimensions to 5 using the existing</text:p>
      <text:p text:style-name="P6">parameters in the numpy array.</text:p>
      <text:p text:style-name="P1"><text:span text:style-name="T3">my_array = numpy.array([[[[</text:span><text:span text:style-name="T4">1</text:span><text:span text:style-name="T3">,</text:span><text:span text:style-name="T4">3</text:span><text:span text:style-name="T3">,</text:span><text:span text:style-name="T4">4</text:span><text:span text:style-name="T3">]]]])</text:span></text:p>
      <text:p text:style-name="P7"><text:tab/>a. numpy.array(my_array, ndim=5)</text:p>
      <text:p text:style-name="P7"><text:tab/>b. numpy.array(my_array, ndim=1)</text:p>
      <text:p text:style-name="P7"><text:tab/>c. numpy.array(my_array, ndmin=5)</text:p>
      <text:p text:style-name="P8">d. numpy.array(my_array, ndim= my_array.ndmin + 1)</text:p>
      <text:p text:style-name="P9"/>
      <text:p text:style-name="P13">Answer: </text:p>
      <text:p text:style-name="P14"><text:tab/>c. numpy.array(my_array, ndmin=5)</text:p>
      <text:p text:style-name="P9"><text:s/><text:tab/></text:p>
      <text:p text:style-name="P7"/>
      <text:p text:style-name="P7">Q2. For the given numpy arrays, Array1 and Array2, what will be the dot product for the same.</text:p>
      <text:p text:style-name="P10">Array1 = array([[1, 2, 3], [4, 5, 6]])</text:p>
      <text:p text:style-name="P10">Array2 = array([[2, 3],[3, 2]])</text:p>
      <text:p text:style-name="P27">a. Keyerror</text:p>
      <text:p text:style-name="P27">b. Valueerror</text:p>
      <text:p text:style-name="P27">c. array([[ -9, 6, -1],[-12, 18, -7]])</text:p>
      <text:p text:style-name="P27">d. None of the Above</text:p>
      <text:p text:style-name="P27"/>
      <text:p text:style-name="P28">Answer:</text:p>
      <text:p text:style-name="P28"><text:tab/>b. Valueerror</text:p>
      <text:p text:style-name="P10">Q3. In a given numpy array, using the slicing operations print the reverse of the array.</text:p>
      <text:p text:style-name="P10">array = np.array([10,3,1,203,404,204,20,302,30,402,192])</text:p>
      <text:p text:style-name="P27">a. array[-1:0]</text:p>
      <text:p text:style-name="P27">b. array1[len(array1):0]</text:p>
      <text:p text:style-name="P27">c. array1[::-1]</text:p>
      <text:p text:style-name="P27">d. array1[-1:-len(array1)]</text:p>
      <text:p text:style-name="P27"/>
      <text:p text:style-name="P29">Answer</text:p>
      <text:p text:style-name="P29"><text:tab/>c. array1[::-1]</text:p>
      <text:p text:style-name="P29"><text:tab/></text:p>
      <text:p text:style-name="P1"><text:span text:style-name="T5">Q4. </text:span><text:span text:style-name="T2">What is the output of the below code:</text:span></text:p>
      <text:p text:style-name="P6">a = [[1, 0], [0, 1]]</text:p>
      <text:p text:style-name="P6">b = [[4, 1], [2, 2]]</text:p>
      <text:p text:style-name="P6">np.dot(a, b)</text:p>
      <text:p text:style-name="P25"><text:span text:style-name="T2">a. </text:span><text:span text:style-name="T3">array([[1, 1], [2, 2]])</text:span></text:p>
      <text:p text:style-name="P25"><text:span text:style-name="T2">b. </text:span><text:span text:style-name="T3">array([[4, 1],[2, 2]])</text:span></text:p>
      <text:p text:style-name="P25"><text:span text:style-name="T2">c. </text:span><text:span text:style-name="T3">array([[4, 4],[2, 4]])</text:span></text:p>
      <text:p text:style-name="P8">d. None of the above</text:p>
      <text:p text:style-name="P8"/>
      <text:p text:style-name="P16">Answer:</text:p>
      <text:p text:style-name="P16"><text:tab/><text:span text:style-name="T7">b. </text:span>array([[4, 1],[2, 2]])</text:p>
      <text:p text:style-name="P16"><text:tab/></text:p>
      <text:p text:style-name="P1"><text:span text:style-name="T3">Q5. </text:span><text:span text:style-name="T2">What is the output of the following code:</text:span></text:p>
      <text:p text:style-name="P6">a = np.arange(3*4*5*6).reshape((3,4,5,6))</text:p>
      <text:p text:style-name="P6">b = np.arange(3*4*5*6)[::-1].reshape((5,4,6,3))</text:p>
      <text:p text:style-name="P6"><text:soft-page-break/>np.dot(a, b)[2,3,2,1,2,2]</text:p>
      <text:p text:style-name="P25"><text:span text:style-name="T2">a. </text:span><text:span text:style-name="T3">499128</text:span></text:p>
      <text:p text:style-name="P25"><text:span text:style-name="T2">b. </text:span><text:span text:style-name="T3">399118</text:span></text:p>
      <text:p text:style-name="P25"><text:span text:style-name="T2">c. </text:span><text:span text:style-name="T3">909128</text:span></text:p>
      <text:p text:style-name="P25"><text:span text:style-name="T2">d. </text:span><text:span text:style-name="T3">599128</text:span></text:p>
      <text:p text:style-name="P25"><text:span text:style-name="T3"/></text:p>
      <text:p text:style-name="P42"><text:span text:style-name="T3">Answer:</text:span></text:p>
      <text:p text:style-name="P42"><text:span text:style-name="T3"><text:tab/></text:span><text:span text:style-name="T2">a. </text:span><text:span text:style-name="T3">499128</text:span></text:p>
      <text:p text:style-name="P42"><text:span text:style-name="T3"/></text:p>
      <text:p text:style-name="P1"><text:span text:style-name="T3">Q6. </text:span><text:span text:style-name="T2">What will be output for the following code?</text:span></text:p>
      <text:p text:style-name="P6">import numpy as np</text:p>
      <text:p text:style-name="P6">a = np.array([3, 7, 32], dtype = complex)</text:p>
      <text:p text:style-name="P6">print(a)</text:p>
      <text:p text:style-name="P25"><text:span text:style-name="T2">a. </text:span><text:span text:style-name="T3">[ 3.+0.j 7.+0.j 32.+0.j]</text:span></text:p>
      <text:p text:style-name="P20">b. [ 3.0+0.j 7.0+0.j 32.0+0.j]</text:p>
      <text:p text:style-name="P8">c. [ 3.+0.k 7.+0.j 32.+0.l]</text:p>
      <text:p text:style-name="P8">d. Error</text:p>
      <text:p text:style-name="P8"/>
      <text:p text:style-name="P16">Answer:</text:p>
      <text:p text:style-name="P16"><text:tab/><text:span text:style-name="T7">a. </text:span>[ 3.+0.j 7.+0.j 32.+0.j]</text:p>
      <text:p text:style-name="P16"/>
      <text:p text:style-name="P7">Q7. How to replace all values greater than a given value with a given cutoff?</text:p>
      <text:p text:style-name="P7">For example: In array ‘ar1’, replace all values greater than 30 to 30 and less than 10 to 10.</text:p>
      <text:p text:style-name="P7">Input:</text:p>
      <text:p text:style-name="P7">np.random.seed(100)</text:p>
      <text:p text:style-name="P7">ar1 = np.random.uniform(1,50, 20)</text:p>
      <text:p text:style-name="P8">a. np.clip(a, a_min=10, a_max=30)</text:p>
      <text:p text:style-name="P8">b. np.where(a &lt; 10, 10, np.where(a &gt; 30, 30, a))</text:p>
      <text:p text:style-name="P8">c. Both of the above</text:p>
      <text:p text:style-name="P8">d. None of the above</text:p>
      <text:p text:style-name="P8"/>
      <text:p text:style-name="P17">Answer:</text:p>
      <text:p text:style-name="P17"><text:tab/>c. Both of the above</text:p>
      <text:p text:style-name="P17"/>
      <text:p text:style-name="P6">Q8. For a given numpy array, how are you going to insert a new value at the specified position?</text:p>
      <text:p text:style-name="P10">array = np.array([10,3,1,203,404,204,20,302,30,402,192])</text:p>
      <text:p text:style-name="P6">Elem_to_be_inserted = [1,2,3,4]</text:p>
      <text:p text:style-name="P6">The position to be inserted at = before 404</text:p>
      <text:p text:style-name="P25"><text:span text:style-name="T6">a. </text:span><text:span text:style-name="T5">numpy.insert(array2, 404, array2)</text:span></text:p>
      <text:p text:style-name="P25"><text:span text:style-name="T6">b. </text:span><text:span text:style-name="T5">numpy.insert(array2, np.index(404), array2)</text:span></text:p>
      <text:p text:style-name="P25"><text:span text:style-name="T6">c. </text:span><text:span text:style-name="T5">numpy.insert(array1, np.where(404), array2)</text:span></text:p>
      <text:p text:style-name="P25"><text:span text:style-name="T6">d. </text:span><text:span text:style-name="T5">numpy.insert(array1, 4, array2)</text:span></text:p>
      <text:p text:style-name="P43"><text:span text:style-name="T5">Answer:</text:span></text:p>
      <text:p text:style-name="P43"><text:span text:style-name="T5"><text:tab/></text:span><text:span text:style-name="T6">d. </text:span><text:span text:style-name="T5">numpy.insert(array1, 4, array2)</text:span></text:p>
      <text:p text:style-name="P25"><text:span text:style-name="T5"/></text:p>
      <text:p text:style-name="P25"><text:span text:style-name="T5"/></text:p>
      <text:p text:style-name="P10">Q9. Create a 3x3 matrix using numpy, and all the values of the matrix must be a constant k.</text:p>
      <text:p text:style-name="P8">a. numpy.eye(‘k’)</text:p>
      <text:p text:style-name="P8">b. numpy.random.random((3,3), ‘k’)</text:p>
      <text:p text:style-name="P8">c. numpy.full((3,3), ‘k’)</text:p>
      <text:p text:style-name="P8">d. numpy.ones(3,3)</text:p>
      <text:p text:style-name="P8"/>
      <text:p text:style-name="P18">Answer:</text:p>
      <text:p text:style-name="P18">c. numpy.full((3,3), ‘k’)</text:p>
      <text:p text:style-name="P18"/>
      <text:p text:style-name="P7"><text:soft-page-break/>Q10. For the given python code that implements bubble sort, what will be the output for the given</text:p>
      <text:p text:style-name="P7">numpy array.</text:p>
      <text:p text:style-name="P10">def bub_sort(array):</text:p>
      <text:p text:style-name="P10">for i in range(0, len(array)):</text:p>
      <text:p text:style-name="P10">for j in range(0, len(array) - i - 1):</text:p>
      <text:p text:style-name="P10">if array[j] &lt; array[j + 1]:</text:p>
      <text:p text:style-name="P10">temp = array[j]</text:p>
      <text:p text:style-name="P10">array[j] = array[j + 1]</text:p>
      <text:p text:style-name="P10">array[j+1] = temp</text:p>
      <text:p text:style-name="P10">return array</text:p>
      <text:p text:style-name="P10">my_array = numpy.array([20,14,25,16,45,60,12,9])</text:p>
      <text:p text:style-name="P27">a. array([ 9, 12, 14, 16, 20, 25, 45, 60])</text:p>
      <text:p text:style-name="P27">b. array([60, 45, 25, 20, 16, 14, 12, 9])</text:p>
      <text:p text:style-name="P27">c. array([60, 45, 20, 25, 16, 14, 12, 9])</text:p>
      <text:p text:style-name="P27">d. array([ 9, 12, 16, 14, 20, 25, 45, 60])</text:p>
      <text:p text:style-name="P27"/>
      <text:p text:style-name="P30">Answer:</text:p>
      <text:p text:style-name="P30"><text:tab/>b. array([60, 45, 25, 20, 16, 14, 12, 9])</text:p>
      <text:p text:style-name="P30"/>
      <text:p text:style-name="P27"/>
      <text:p text:style-name="P27"/>
      <text:p text:style-name="P7">Q11. For a given numpy array of the shape (2,5) ,How will you reshape the array in the shape (5,2).</text:p>
      <text:p text:style-name="P8">a. numpy.shape(5,2)</text:p>
      <text:p text:style-name="P8">b. numpy.arange(5,2)</text:p>
      <text:p text:style-name="P8">c. numpy.reshape((2,5) == (5,2))</text:p>
      <text:p text:style-name="P8">d. numpy.reshape(5,2)</text:p>
      <text:p text:style-name="P8"/>
      <text:p text:style-name="P19">Answer:</text:p>
      <text:p text:style-name="P19"><text:s text:c="2"/><text:tab/>d. numpy.reshape(5,2) <text:s text:c="2"/><text:span text:style-name="T17">// arr2=np.reshape(arr,(5,2))</text:span><text:tab/></text:p>
      <text:p text:style-name="P19"/>
      <text:p text:style-name="P7">Q12. What will be the shape of the sample numpy array after flattening it?</text:p>
      <text:p text:style-name="P1"><text:span text:style-name="T3">Sample </text:span><text:span text:style-name="T5">= numpy.array([[1,2],[3,4],[5,6],[7,8]])</text:span></text:p>
      <text:p text:style-name="P25"><text:span text:style-name="T3">a. </text:span><text:span text:style-name="T5">array([1, 2, 3, 4, 5, 6, 7, 8])</text:span></text:p>
      <text:p text:style-name="P27">b. array([1, 2], [3, 4], [5, 6], [7, 8])</text:p>
      <text:p text:style-name="P27">c. array([1], [2], [3], [4], [5], [6], [7], [8])</text:p>
      <text:p text:style-name="P27">d. None of the above</text:p>
      <text:p text:style-name="P27"/>
      <text:p text:style-name="P31">Answer:</text:p>
      <text:p text:style-name="P31"><text:tab/><text:span text:style-name="T1">a. </text:span>array([1, 2, 3, 4, 5, 6, 7, 8])</text:p>
      <text:p text:style-name="P27"/>
      <text:p text:style-name="P10">Q13. In the given array, how can we get the following output - array([2, 5, 8]).</text:p>
      <text:p text:style-name="P10">Sample = numpy.array([[1,2,3],[4,5,6],[7,8,9],[10,11,12],[13,14,15]])</text:p>
      <text:p text:style-name="P27">a. array[0:3, 1]</text:p>
      <text:p text:style-name="P27">b. array[0:3][1]</text:p>
      <text:p text:style-name="P27">c. array[[0:3], [1]]</text:p>
      <text:p text:style-name="P27">d. None of the above</text:p>
      <text:p text:style-name="P27"/>
      <text:p text:style-name="P31">Answer:</text:p>
      <text:p text:style-name="P31"><text:tab/>a. array[0:3, 1]</text:p>
      <text:p text:style-name="P31"><text:tab/></text:p>
      <text:p text:style-name="P10">Q14. Given two numpy arrays, we will perform Horizontally stack the given arrays array1 and array2.</text:p>
      <text:p text:style-name="P10">What will be the output of the above operation? The sample arrays are as follows.</text:p>
      <text:p text:style-name="P10">Array1 = numpy.arange(20,2)</text:p>
      <text:p text:style-name="P10">Array2 = numpy.array([1,2,3,4,5,6,7,8,9,10])</text:p>
      <text:p text:style-name="P27">a. array([ 1, 3, 5, 7, 9, 11, 13, 15, 17, 19, 1, 2, 3, 4, 5, 6, 7, 8, 9, 10])</text:p>
      <text:p text:style-name="P27">b. array([[ 1, 3, 5, 7, 9, 11, 13, 15, 17, 19], [1, 2, 3, 4, 5, 6, 7, 8, 9, 10]])</text:p>
      <text:p text:style-name="P27"><text:soft-page-break/>c. array([[ 1, 3, 5, 7, 9, 11, 13, 15, 17, 19], [1, 2, 3, 4, 5, 6, 7, 8, 9, 10]])</text:p>
      <text:p text:style-name="P27">d. None of the above</text:p>
      <text:p text:style-name="P27"/>
      <text:p text:style-name="P32">Answer:</text:p>
      <text:p text:style-name="P39"><text:span text:style-name="T15"><text:tab/>d. None of the above <text:s/></text:span><text:span text:style-name="T18">// <text:s/>Ans is </text:span><text:span text:style-name="T10">array([ 1, <text:s/>2, <text:s/>3, <text:s/>4, <text:s/>5, <text:s/>6, <text:s/>7, <text:s/>8, <text:s/>9, 10]) <text:s/></text:span><text:span text:style-name="T11">first array returning blank</text:span></text:p>
      <text:p text:style-name="P44"/>
      <text:p text:style-name="P10">Q15. For the given arrays, array1 and array2, if we stack the two arrays row wise, what will be the</text:p>
      <text:p text:style-name="P10">output?</text:p>
      <text:p text:style-name="P10">array1 = np.array([[1,2],[3,4]])</text:p>
      <text:p text:style-name="P10">array2 = np.array([[1,2],[3,4],[5,6],[7,8],[9,10]])</text:p>
      <text:p text:style-name="P27">a. array([[ 1, 2],[ 3, 4],[ 1, 2],[ 3, 4],[ 5, 6],[ 7, 8],[ 9, 10]])</text:p>
      <text:p text:style-name="P27">b. array([[ 1, 2, 3, 4],[ 1, 2, 3, 4],[ 5, 6, 7, 8],[ 9, 10]])</text:p>
      <text:p text:style-name="P27">c. array([[ 1, 2, 3, 4, 1], [2, 3, 4, 5, 6],[ 7, 8, 9, 10]])</text:p>
      <text:p text:style-name="P27">d. None of the above</text:p>
      <text:p text:style-name="P27"/>
      <text:p text:style-name="P33">Answerr:</text:p>
      <text:p text:style-name="P33"><text:tab/>a. array([[ 1, 2],[ 3, 4],[ 1, 2],[ 3, 4],[ 5, 6],[ 7, 8],[ 9, 10]])</text:p>
      <text:p text:style-name="P33"><text:tab/></text:p>
      <text:p text:style-name="P10">Q16. For the given arrays, array1 and array2, if we stack the two arrays column wise, what will be</text:p>
      <text:p text:style-name="P10">the output?</text:p>
      <text:p text:style-name="P10">array1 = np.array([[1,2],[3,4]])</text:p>
      <text:p text:style-name="P10">array2 = np.array([[5,6],[7,8]])</text:p>
      <text:p text:style-name="P27">a. array([[1, 2, 5, 6],[3, 4, 7, 8]])</text:p>
      <text:p text:style-name="P27">b. array([[1, 2, 5, 6 ,3, 4, 7, 8]])</text:p>
      <text:p text:style-name="P27">c. array([[1, 2], [5, 6],[3, 4], [7, 8]])</text:p>
      <text:p text:style-name="P27">d. None of the above</text:p>
      <text:p text:style-name="P27"/>
      <text:p text:style-name="P34">Answer:</text:p>
      <text:p text:style-name="P34"><text:tab/>a. array([[1, 2, 5, 6],[3, 4, 7, 8]])</text:p>
      <text:p text:style-name="P34"/>
      <text:p text:style-name="P10">Q17. Given two vectors A and B, find the cross product between the two vectors.</text:p>
      <text:p text:style-name="P27">A = numpy.array([[4],[12],[29]])</text:p>
      <text:p text:style-name="P27">B = numpy.array([[13],[21],[4]])</text:p>
      <text:p text:style-name="P27"/>
      <text:p text:style-name="P35">Answer:</text:p>
      <text:p text:style-name="P40"><text:span text:style-name="T16"><text:tab/>np.cross(A,B) <text:s/>giving </text:span></text:p>
      <text:p text:style-name="P40"><text:span text:style-name="T13">ValueError</text:span><text:span text:style-name="T9">: incompatible dimensions for cross product</text:span></text:p>
      <text:p text:style-name="P11">(dimension must be 2 or 3)</text:p>
      <text:p text:style-name="Text_20_body"/>
      <text:p text:style-name="P10">Q18. Given two vectors A and B, find the correlation coefficient of the following vectors.</text:p>
      <text:p text:style-name="P10">A = numpy.array([1,3,5,7,9,11,13,15,17,19,21,23,25])</text:p>
      <text:p text:style-name="P10">B = numpy.array([0,2,4,6,8,10,12,14,16,18,20, 22, 24])</text:p>
      <text:p text:style-name="P10"><text:tab/><text:span text:style-name="T19">Answer:</text:span></text:p>
      <text:p text:style-name="P10"><text:tab/><text:tab/>np.corrcoef(A,B)</text:p>
      <text:p text:style-name="P10"><text:tab/><text:tab/></text:p>
      <text:p text:style-name="P41"><text:span text:style-name="T14"><text:tab/><text:tab/></text:span><text:span text:style-name="T8">array([[1., 1.],</text:span></text:p>
      <text:p text:style-name="P12"><text:s text:c="7"/><text:span text:style-name="T20">[1., 1.]])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Q19. Create a nested numpy array from a given dictionary data.</text:p>
      <text:p text:style-name="P10">sample = {1: [1,2],</text:p>
      <text:p text:style-name="P10">2: [[1],[2]],</text:p>
      <text:p text:style-name="P10">3: [[1,2], [3,4], [4,5]],</text:p>
      <text:p text:style-name="P10">4: [1],</text:p>
      <text:p text:style-name="P10">5: [1,2,3,4,5]}</text:p>
      <text:p text:style-name="P10"/>
      <text:p text:style-name="P10"><text:tab/><text:span text:style-name="T19">Answer:</text:span></text:p>
      <text:p text:style-name="P36"><text:tab/><text:tab/>sample = {1: [1,2],</text:p>
      <text:p text:style-name="P37">2: [[1],[2]],</text:p>
      <text:p text:style-name="P37">3: [[1,2], [3,4], [4,5]],</text:p>
      <text:p text:style-name="P37">4: [1],</text:p>
      <text:p text:style-name="P37">5: [1,2,3,4,5]}</text:p>
      <text:p text:style-name="P37">list1=list(sample.items())</text:p>
      <text:p text:style-name="P37">arr1=np.array(list1)</text:p>
      <text:p text:style-name="P37">print(arr1)</text:p>
      <text:p text:style-name="P37">type(arr1)</text:p>
      <text:p text:style-name="P38"/>
      <text:p text:style-name="P38"/>
      <text:p text:style-name="P21">Q20. Create a 2-dimensional array with 3 rows and 3 columns containing random numbers from</text:p>
      <text:p text:style-name="P5">1 to 9. Find the difference between the maximum element across the columns and the</text:p>
      <text:p text:style-name="P22">minimum element across the rows.</text:p>
      <text:p text:style-name="P22"><text:tab/><text:span text:style-name="T21">Answer :</text:span></text:p>
      <text:p text:style-name="P23"><text:tab/><text:tab/>arr1=np.random.randint(1,9,(3,3))</text:p>
      <text:p text:style-name="P24">print(arr1)</text:p>
      <text:p text:style-name="P24">print(arr1.ndim)</text:p>
      <text:p text:style-name="P24">print('Max Value :',np.max(arr1))</text:p>
      <text:p text:style-name="P24">print('Min Value :',np.min(arr1))</text:p>
      <text:p text:style-name="P24"/>
      <text:p text:style-name="P24">print('Diff. Between Max and Min :',np.max(arr1)-np.min(arr1)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4T12:31:21.837000000</dc:date>
    <meta:editing-duration>PT1H10M23S</meta:editing-duration>
    <meta:editing-cycles>16</meta:editing-cycles>
    <meta:generator>LibreOffice/7.2.7.2$Windows_X86_64 LibreOffice_project/8d71d29d553c0f7dcbfa38fbfda25ee34cce99a2</meta:generator>
    <meta:document-statistic meta:table-count="0" meta:image-count="0" meta:object-count="0" meta:page-count="5" meta:paragraph-count="204" meta:word-count="1100" meta:character-count="6667" meta:non-whitespace-character-count="5701"/>
  </office:meta>
</office:document-meta>
</file>